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5D0000063F607242A76EDB508A.jpg" manifest:media-type="image/jpeg"/>
  <manifest:file-entry manifest:full-path="Pictures/10000000000007B0000006DB3BFCD24E670E0D9F.jpg" manifest:media-type="image/jpeg"/>
  <manifest:file-entry manifest:full-path="Pictures/100000000000061A0000088F9B63FEF0A1D9DC7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1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20%" draw:contrast="10%" draw:gamma="100%" draw:red="0%" draw:green="0%" draw:blue="0%" fo:clip="rect(0cm, 4.072cm, 0cm, 7.971cm)" draw:image-opacity="100%" style:mirror="none"/>
    </style:style>
    <style:style style:name="gr3" style:family="graphic" style:parent-style-name="standard">
      <style:graphic-properties draw:stroke="none" draw:fill="gradient" draw:fill-color="#cccccc" draw:fill-gradient-name="Gradient_20_6" draw:opacity="92%" draw:textarea-horizontal-align="justify" draw:textarea-vertical-align="middle" draw:auto-grow-height="false" fo:min-height="0.131cm" fo:min-width="0cm"/>
    </style:style>
    <style:style style:name="gr4" style:family="graphic" style:parent-style-name="standard">
      <style:graphic-properties draw:stroke="none" draw:fill="gradient" draw:fill-color="#cccccc" draw:fill-gradient-name="Gradient_20_4" draw:opacity="89%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ffffff" draw:marker-end="Arrowheads_20_2" draw:marker-end-width="0.3cm" draw:fill="none" draw:textarea-vertical-align="middle" draw:shadow="visible" draw:shadow-offset-x="0.035cm" draw:shadow-offset-y="0.035cm" draw:shadow-opacity="50%" loext:shadow-blur="0.176cm"/>
    </style:style>
    <style:style style:name="gr6" style:family="graphic" style:parent-style-name="standard">
      <style:graphic-properties draw:stroke="none" svg:stroke-color="#000000" draw:fill="none" draw:fill-color="#ffffff" fo:min-height="2.98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343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20%" draw:contrast="12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cccccc" draw:fill-gradient-name="Gradient_20_6" draw:opacity="92%"/>
      <style:paragraph-properties fo:text-align="center"/>
    </style:style>
    <style:style style:name="P3" style:family="paragraph">
      <loext:graphic-properties draw:fill="gradient" draw:fill-color="#cccccc" draw:fill-gradient-name="Gradient_20_4" draw:opacity="89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fo:font-size="11pt" style:font-size-asian="11pt" style:font-size-complex="11pt"/>
    </style:style>
    <style:style style:name="T1" style:family="text">
      <style:text-properties fo:color="#ffffff" loext:opacity="100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03cm" svg:height="5.567cm" svg:x="9.497cm" svg:y="4.42cm">
          <draw:image xlink:href="Pictures/100000000000061A0000088F9B63FEF0A1D9DC72.jpg" xlink:type="simple" xlink:show="embed" xlink:actuate="onLoad" draw:mime-type="image/jpeg">
            <text:p/>
          </draw:image>
        </draw:frame>
        <draw:g>
          <draw:frame draw:style-name="gr2" draw:text-style-name="P1" draw:layer="layout" svg:width="8.39cm" svg:height="8.982cm" svg:x="1.039cm" svg:y="1cm">
            <draw:image xlink:href="Pictures/10000000000007B0000006DB3BFCD24E670E0D9F.jpg" xlink:type="simple" xlink:show="embed" xlink:actuate="onLoad" draw:mime-type="image/jpeg">
              <text:p/>
            </draw:image>
          </draw:frame>
          <draw:custom-shape draw:style-name="gr3" draw:text-style-name="P2" draw:layer="layout" svg:width="0.437cm" svg:height="0.539cm" svg:x="7.533cm" svg:y="3.7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29cm" svg:height="0.347cm" svg:x="1.731cm" svg:y="4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291cm" svg:height="0.348cm" svg:x="1.331cm" svg:y="3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1" draw:layer="layout" svg:x1="9.178cm" svg:y1="8.931cm" svg:x2="11.197cm" svg:y2="8.862cm">
          <text:p/>
        </draw:line>
        <draw:frame draw:style-name="gr6" draw:text-style-name="P4" draw:layer="layout" svg:width="3.187cm" svg:height="3.233cm" svg:x="6.829cm" svg:y="7.575cm">
          <draw:text-box>
            <text:p><text:span text:style-name="T1">Pressure sensors and contact microphones</text:span></text:p>
          </draw:text-box>
        </draw:frame>
        <draw:frame draw:style-name="gr7" draw:text-style-name="P4" draw:layer="layout" svg:width="2.231cm" svg:height="1.593cm" svg:x="1.716cm" svg:y="7.7cm">
          <draw:text-box>
            <text:p><text:span text:style-name="T1">Large speaker</text:span></text:p>
          </draw:text-box>
        </draw:frame>
        <draw:line draw:style-name="gr5" draw:text-style-name="P1" draw:layer="layout" svg:x1="9.285cm" svg:y1="8.437cm" svg:x2="11.41cm" svg:y2="6.843cm">
          <text:p/>
        </draw:line>
        <draw:line draw:style-name="gr5" draw:text-style-name="P1" draw:layer="layout" svg:x1="3.122cm" svg:y1="8.65cm" svg:x2="3.759cm" svg:y2="9.075cm">
          <text:p/>
        </draw:line>
        <draw:frame draw:style-name="gr8" draw:text-style-name="P1" draw:layer="layout" svg:width="4.303cm" svg:height="3.368cm" svg:x="9.497cm" svg:y="1cm">
          <draw:image xlink:href="Pictures/100000000000075D0000063F607242A76EDB508A.jpg" xlink:type="simple" xlink:show="embed" xlink:actuate="onLoad" draw:mime-type="image/jpeg">
            <text:p/>
          </draw:image>
        </draw:frame>
        <draw:frame draw:style-name="gr6" draw:text-style-name="P4" draw:layer="layout" svg:width="3.187cm" svg:height="3.233cm" svg:x="6.741cm" svg:y="1.032cm">
          <draw:text-box>
            <text:p><text:span text:style-name="T1">Cable connections and sensor interface</text:span></text:p>
          </draw:text-box>
        </draw:frame>
        <draw:line draw:style-name="gr5" draw:text-style-name="P1" draw:layer="layout" svg:x1="9.085cm" svg:y1="2.168cm" svg:x2="11.104cm" svg:y2="1.95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radial" draw:cx="50%" draw:cy="50%" draw:start-color="#dddddd" draw:end-color="#b2b2b2" draw:start-intensity="100%" draw:end-intensity="100%" draw:border="0%"/>
    <draw:gradient draw:name="Gradient_20_6" draw:display-name="Gradient 6" draw:style="radial" draw:cx="50%" draw:cy="50%" draw:start-color="#999999" draw:end-color="#999999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Default_5f_2_5f_4_5f_1_5f_1" style:display-name="Default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_5f_1" style:display-name="Default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_5f_1" style:display-name="Object without fill_2_2_1_1" style:family="graphic" style:parent-style-name="Default_5f_2_5f_4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30T22:21:48.192411730</dc:date>
    <meta:editing-duration>PT3H2M44S</meta:editing-duration>
    <meta:editing-cycles>52</meta:editing-cycles>
    <meta:generator>LibreOffice/7.1.5.2$Linux_X86_64 LibreOffice_project/10$Build-2</meta:generator>
    <dc:creator>Alexander Refsum Jensenius</dc:creator>
    <meta:document-statistic meta:object-count="14"/>
  </office:meta>
</office:document-meta>
</file>